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4d0" officeooo:paragraph-rsid="001e04d0"/>
    </style:style>
    <style:style style:name="P2" style:family="paragraph" style:parent-style-name="Standard">
      <style:text-properties officeooo:rsid="001ec697" officeooo:paragraph-rsid="001ec697"/>
    </style:style>
    <style:style style:name="P3" style:family="paragraph" style:parent-style-name="Standard">
      <style:text-properties officeooo:rsid="002076e5" officeooo:paragraph-rsid="002076e5"/>
    </style:style>
    <style:style style:name="P4" style:family="paragraph" style:parent-style-name="Standard">
      <style:text-properties fo:font-weight="bold" officeooo:rsid="001e04d0" officeooo:paragraph-rsid="001e04d0" style:font-weight-asian="bold" style:font-weight-complex="bold"/>
    </style:style>
    <style:style style:name="P5" style:family="paragraph" style:parent-style-name="Standard">
      <style:text-properties fo:font-weight="bold" officeooo:rsid="0025b4c7" officeooo:paragraph-rsid="0025b4c7" style:font-weight-asian="bold" style:font-weight-complex="bold"/>
    </style:style>
    <style:style style:name="P6" style:family="paragraph" style:parent-style-name="Standard">
      <style:text-properties fo:font-style="normal" fo:font-weight="bold" officeooo:rsid="001ff9da" officeooo:paragraph-rsid="001ff9da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2076e5" officeooo:paragraph-rsid="002076e5"/>
    </style:style>
    <style:style style:name="P8" style:family="paragraph" style:parent-style-name="Standard">
      <style:text-properties fo:font-weight="bold" officeooo:rsid="0028b118" officeooo:paragraph-rsid="0028b118" style:font-weight-asian="bold" style:font-weight-complex="bold"/>
    </style:style>
    <style:style style:name="T1" style:family="text">
      <style:text-properties officeooo:rsid="001ec697"/>
    </style:style>
    <style:style style:name="T2" style:family="text">
      <style:text-properties officeooo:rsid="001ff9da"/>
    </style:style>
    <style:style style:name="T3" style:family="text">
      <style:text-properties officeooo:rsid="00227556"/>
    </style:style>
    <style:style style:name="T4" style:family="text">
      <style:text-properties officeooo:rsid="0023cf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y: <text:s text:c="2"/></text:p>
      <text:p text:style-name="P1">- lưu trữ dc</text:p>
      <text:p text:style-name="P1">- kèm dc file đa phương tiện</text:p>
      <text:p text:style-name="P1">- linh hoạt <text:span text:style-name="T1">về thời gian</text:span></text:p>
      <text:p text:style-name="P2">- nghiệm túc</text:p>
      <text:p text:style-name="P2">..</text:p>
      <text:p text:style-name="P2">- đẳng cấp - <text:span text:style-name="T2">thể hiện qua: hình thức, phong cách, nôi dung</text:span></text:p>
      <text:p text:style-name="P2"/>
      <text:p text:style-name="P6">How:</text:p>
      <text:p text:style-name="P3">thứ tự viết mail:</text:p>
      <text:p text:style-name="P3">- file: đặt lại tên cho dễ hiểu, chú ý dung lượng</text:p>
      <text:p text:style-name="P3">- tiêu đề: <text:span text:style-name="T3">TIỀN TỐ - tóm tắt nội dung</text:span></text:p>
      <text:p text:style-name="P3">- nội dung: <text:span text:style-name="T3">văn phong dễ hiểu, diễn dịch (nói muc đích trước rồi các nd phụ sau)</text:span></text:p>
      <text:p text:style-name="P3"><text:tab/>dear</text:p>
      <text:p text:style-name="P3"><text:tab/><text:tab/><text:span text:style-name="T3">nội dung</text:span></text:p>
      <text:p text:style-name="P3"><text:tab/><text:span text:style-name="T3">chữ ký</text:span></text:p>
      <text:p text:style-name="P3">- địa chỉ nhận:</text:p>
      <text:p text:style-name="P3"><text:tab/><text:span text:style-name="T4">to: cho ngươì cần xử lý trực tiếp vấn đề trong mail</text:span></text:p>
      <text:p text:style-name="P3"><text:tab/><text:span text:style-name="T4">cc: cho người có liên quan trong thời điểm đó (team, hr khi xin nghỉ..)</text:span></text:p>
      <text:p text:style-name="P3"><text:tab/><text:span text:style-name="T4">bcc: ko cho biết các người đã nhận (dùng trường hợp cần bảo mật). Còn 2 cách trên sẽ cho <text:tab/><text:tab/>biết</text:span></text:p>
      <text:p text:style-name="P3"/>
      <text:p text:style-name="P8">what:</text:p>
      <text:p text:style-name="P3"/>
      <text:p text:style-name="P5">hieuhpt@deha-soft.com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9:32:00.718564560</meta:creation-date>
    <meta:generator>LibreOffice/6.0.7.3$Linux_X86_64 LibreOffice_project/00m0$Build-3</meta:generator>
    <dc:date>2019-05-09T20:59:19.552837943</dc:date>
    <meta:editing-duration>PT41M24S</meta:editing-duration>
    <meta:editing-cycles>8</meta:editing-cycles>
    <meta:document-statistic meta:table-count="0" meta:image-count="0" meta:object-count="0" meta:page-count="1" meta:paragraph-count="21" meta:word-count="139" meta:character-count="613" meta:non-whitespace-character-count="483"/>
  </office:meta>
</office:document-meta>
</file>